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fo:font-size="12pt" officeooo:paragraph-rsid="0004ec0c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 style:writing-mode="lr-tb"/>
      <style:text-properties fo:font-size="12pt" officeooo:paragraph-rsid="0004ec0c" style:font-size-asian="12pt" style:font-size-complex="12pt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fo:font-size="14pt" officeooo:paragraph-rsid="0004ec0c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4pt" officeooo:paragraph-rsid="0004ec0c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 fo:break-before="auto" fo:break-after="auto" style:writing-mode="lr-tb"/>
      <style:text-properties fo:font-size="14pt" officeooo:paragraph-rsid="0004ec0c" style:font-size-asian="14pt" style:font-size-complex="14pt"/>
    </style:style>
    <style:style style:name="P6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officeooo:paragraph-rsid="0004ec0c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2pt" officeooo:paragraph-rsid="0004ec0c" style:font-size-asian="12pt" style:font-size-complex="12pt"/>
    </style:style>
    <style:style style:name="P8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fo:font-weight="bold" officeooo:paragraph-rsid="0004ec0c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6pt" fo:font-weight="bold" officeooo:paragraph-rsid="0004ec0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04ec0c"/>
    </style:style>
    <style:style style:name="P11" style:family="paragraph" style:parent-style-name="Standard">
      <style:paragraph-properties fo:margin-left="1.249cm" fo:margin-right="0cm" fo:line-height="100%" fo:text-align="center" style:justify-single-word="false" fo:text-indent="0cm" style:auto-text-indent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2" style:family="paragraph" style:parent-style-name="Standard">
      <style:paragraph-properties fo:margin-left="7.001cm" fo:margin-right="0cm" fo:line-height="100%" fo:text-align="justify" style:justify-single-word="false" fo:text-indent="0cm" style:auto-text-indent="false" fo:break-before="auto" fo:break-after="auto" style:writing-mode="lr-tb"/>
      <style:text-properties fo:font-size="10pt" officeooo:paragraph-rsid="0004ec0c" style:font-size-asian="10pt" style:font-size-complex="10pt"/>
    </style:style>
    <style:style style:name="P13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font-size="16pt" fo:font-weight="bold" officeooo:paragraph-rsid="0004ec0c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STITUTO FEDERAL DO NORTE DE MINAS GERAIS CAMPUS JANUÁRIA</text:p>
      <text:p text:style-name="P4"/>
      <text:p text:style-name="P4">TECNOLOGIA EM ANÁLISE E DESENVOLVIMENTO DE SISTEMAS</text:p>
      <text:p text:style-name="P4"/>
      <text:p text:style-name="P4"/>
      <text:p text:style-name="P4"/>
      <text:p text:style-name="P4"/>
      <text:p text:style-name="P4"/>
      <text:p text:style-name="P4">THÁLLYS LISBOA SIMÕES E IGOR PEREIRA DE ALMEID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TRABALHO 1</text:p>
      <text:p text:style-name="P4">PROPOSTA DE ESPECIFICAÇÃO DE SOFTWARE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JANUÁRIA – MINAS GERAIS</text:p>
      <text:p text:style-name="P7">2016</text:p>
      <text:p text:style-name="P1"/>
      <text:p text:style-name="P1"/>
      <text:p text:style-name="P1"/>
      <text:p text:style-name="P4"/>
      <text:p text:style-name="P3"><text:soft-page-break/>THÁLLYS LISBOA SIMÕES E IGOR PEREIRA DE ALMEID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TRABALHO 1</text:p>
      <text:p text:style-name="P5">PROPOSTA DE ESPECIFICAÇÃO DE SOFTWARE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Trabalho apresentado ao Curso (Tecnologia em Análise e Desenvolvimento de Sistemas) <text:s/>do IFNMG – Instituto Federal do Norte de Minas Gerais – Campus Januária, <text:s/>para a disciplina [Programação de Sistemas Corporativos].</text:p>
      <text:p text:style-name="P12"/>
      <text:p text:style-name="P12">Prof. Petrônio Cândido Silva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6"/>
      <text:p text:style-name="P6"/>
      <text:p text:style-name="P7">Januária - Minas Gerais </text:p>
      <text:p text:style-name="P1">201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8:28:28.406210953</meta:creation-date>
    <meta:generator>LibreOffice/5.1.4.2$Linux_X86_64 LibreOffice_project/10m0$Build-2</meta:generator>
    <dc:date>2016-09-21T18:48:54.318618875</dc:date>
    <meta:editing-duration>PT20M26S</meta:editing-duration>
    <meta:editing-cycles>1</meta:editing-cycles>
    <meta:document-statistic meta:table-count="0" meta:image-count="0" meta:object-count="0" meta:page-count="2" meta:paragraph-count="14" meta:word-count="88" meta:character-count="596" meta:non-whitespace-character-count="516"/>
  </office:meta>
</office:document-meta>
</file>